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KOŃCOWY</text:p>
      <text:p text:style-name="P1"/>
      <text:p text:style-name="P2">TEMAT:</text:p>
      <text:p text:style-name="P3">Kontynuacja pracowni P2</text:p>
      <text:p text:style-name="P3"/>
      <text:p text:style-name="P2">SPECYFIKACJA ZADANIA:</text:p>
      <text:p text:style-name="P3">Do pracowni P2 zostanie dodany drugi zasób "warzywo". Na początku osadnicy dostaną liczbę warzyw. Będzie można to traktować jako zwykłe jedzenie, ale również będzie można warzywa rozsadzać. Dzięki temu po określonym czasie z jednej jednostki otrzymamy więcej. Rownież można będzie warzywo połączyć ze zwierzyną i gotować potrawę. Będzie to kolejne jedzenie, które którego będzie odpowiednio więcej. Na koniec zostanie dodane starzenie się jedzenia. Jeżeli po kilku dniach zostanie za dużo jedzenia to się zepsuje i trzeba będzie je wyrzuci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22S</meta:editing-duration>
    <meta:editing-cycles>3</meta:editing-cycles>
    <meta:generator>OpenOffice/4.1.3$Win32 OpenOffice.org_project/413m1$Build-9783</meta:generator>
    <dc:date>2018-01-05T19:39:59.21</dc:date>
    <meta:document-statistic meta:table-count="0" meta:image-count="0" meta:object-count="0" meta:page-count="1" meta:paragraph-count="5" meta:word-count="87" meta:character-count="606"/>
    <dc:creator>Aleksandra Łukaszewicz</dc:creator>
    <meta:user-defined meta:name="Info 1"/>
    <meta:user-defined meta:name="Info 2"/>
    <meta:user-defined meta:name="Info 3"/>
    <meta:user-defined meta:name="Info 4"/>
  </office:meta>
</office:document-meta>
</file>